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77a1"/>
    </style:style>
    <style:style style:name="P2" style:family="paragraph" style:parent-style-name="Standard">
      <style:text-properties officeooo:paragraph-rsid="00078673"/>
    </style:style>
    <style:style style:name="T1" style:family="text">
      <style:text-properties officeooo:rsid="000677a1"/>
    </style:style>
    <style:style style:name="T2" style:family="text">
      <style:text-properties officeooo:rsid="000786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ÁCTICA 6.7: DESPLIEGUE EN UN SERVIDOR DE HOSTING</text:p>
      <text:p text:style-name="Standard"/>
      <text:p text:style-name="P1"><text:span text:style-name="T1">1 </text:span>Crear una cuenta en el servidor de alojamiento</text:p>
      <text:p text:style-name="P2">Para esta práctica vamos a utilizar http://www.000webhost.com </text:p>
      <text:p text:style-name="P2">1.1.Inicia sesión normalmente en tu equipo. </text:p>
      <text:p text:style-name="P2">1.2.Abre un navegador y accede a https://es.000webhost.com/ </text:p>
      <text:p text:style-name="P2">1.3.Observa que te ofrece un plan de alojamiento gratuito</text:p>
      <text:p text:style-name="P2">1.4.Pincha en “Empezar” para crear una cuenta. </text:p>
      <text:p text:style-name="P2">1.5.Elige “Hosting gratis”. Puedes explorar las funciones y comprobar que te ofrece una base de datos MySQL y una cuenta FTP.</text:p>
      <text:p text:style-name="P2">1.6.Pulsa “Registro gratis”. Puedes introducir una cuenta o utilizar tu cuenta de Google o Facebook.</text:p>
      <text:p text:style-name="P2"><text:s/>1.7.Una vez dentro, te aparecerá una pantalla de bienvenida. Pulsa en “It’s not my first rodeo, take me to the Panel”</text:p>
      <text:p text:style-name="P2">1.8.Introduce el nombre de tu portal y una contraseña. Fíjate bien en el nombre y en la contraseña que introduzcas, ya que esto servirá para administrarlo más adelante. El nombre del sitio tiene que ser único, por lo que te recomiendo que utilices daw-<text:span text:style-name="T2">SMV-2022</text:span></text:p>
      <text:p text:style-name="P2">1.9.Una vez creado el sitio, podrás elegir si quieres utilizar las herramientas de webhost para crear tu portal, instalar un wordPress o subir tu sitio ya desarrollado. En este caso, como estamos haciendo un despliegue, vamos a subir un sitio ya desarrollado, así que seleccionamos “Upload your site”.</text:p>
      <text:p text:style-name="P2">1.10. Se mostrará la siguiente pantalla:</text:p>
      <text:p text:style-name="P2">1.11. En una pestaña nueva, introduce la siguiente url: https://es.000webhost.com/members/website/list, te llevará al panel de gestión de tu sitio web. En caso de que no puedas acceder porque ya no esté autenticado, siempre que quieras llegar al panel de gestión, puedes acceder en el navegador a: https://es.000webhost.com. Autenticarte y después elegir “Manage web site”:</text:p>
      <text:p text:style-name="P2">2. Configuración de la base de datos</text:p>
      <text:p text:style-name="P2">2.1.En el panel, selecciona “Tools” y después “Database Manager”</text:p>
      <text:p text:style-name="P2">2.2.Pulsa en “New Database”. Vamos a crear la base de datos para la aplicación que queremos desplegar.</text:p>
      <text:p text:style-name="P2">2.3.Accede a phpMyAdmin para crear las tablas necesarias</text:p>
      <text:p text:style-name="P2">2.4.Una vez dentro de PhpMyAdmin, utilizarás los scripts proporcionados en el zip de la práctica para crear la información necesaria en base de datos. Pulsa “Importar”, selecciona el fichero crear_tablas_peliculas.sql y después “Continuar”</text:p>
      <text:p text:style-name="P2">2.5. Selecciona de nuevo “Importar” y elige el fichero “insercion_admin_peliculas.sql”. Pulsa “continua</text:p>
      <text:p text:style-name="P2">3. Desplegar aplicación web En esta sección debes utilizar un cliente ftp, como Filezilla. Si no dispones de uno, puedes utilizar tu máquina virtual DesarrolloW7 o instalarte Filezilla.</text:p>
      <text:p text:style-name="P2">3.1.Inicia el cliente Filezilla accede vía FTP a la url ftp://files.000webhost.com con el usuario y contraseña que utilizaste para crear tu sitio web. Puedes revisar los datos de acceso desde el panel de control, “Website Settings” -&gt; “General”</text:p>
      <text:p text:style-name="P2">3.2. Sube el contenido del directorio películas al directorio public_html.</text:p>
      <text:p text:style-name="P2">3.3.Desde el panel de control, accede a “File Manager”. Puedes hacerlo pulsando en “Tools” -&gt; “File Manager” y después “Upload Files”.</text:p>
      <text:p text:style-name="P2">3.4.Entra en “public_html” y edita el fichero “configuracion.php” para introducir los datos de la base de datos que creamos en el punto 2.</text:p>
      <text:p text:style-name="P2">4. Acceso a la aplicación</text:p>
      <text:p text:style-name="P2">4.1.Desde el panel de control, pulsa en “My Sites”:</text:p>
      <text:p text:style-name="P2">4.2.Accede a la url de tu sitio web (en la imagen anterior puedes ver dónde está ubicado el li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1T10:30:00.327251924</meta:creation-date>
    <dc:date>2022-01-31T10:40:54.659949242</dc:date>
    <meta:editing-duration>PT10M53S</meta:editing-duration>
    <meta:editing-cycles>2</meta:editing-cycles>
    <meta:generator>LibreOffice/7.0.3.1$Linux_X86_64 LibreOffice_project/00$Build-1</meta:generator>
    <meta:document-statistic meta:table-count="0" meta:image-count="0" meta:object-count="0" meta:page-count="1" meta:paragraph-count="28" meta:word-count="501" meta:character-count="3234" meta:non-whitespace-character-count="2756"/>
  </office:meta>
</office:document-meta>
</file>